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602cm"/>
    </style:style>
    <style:style style:name="co11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  <style:style style:name="ce99" style:family="table-cell" style:parent-style-name="Default" style:data-style-name="N4">
      <style:table-cell-properties fo:background-color="transparen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31"/>
        <table:table-column table:style-name="co5" table:default-cell-style-name="ce2"/>
        <table:table-column table:style-name="co6" table:default-cell-style-name="ce2"/>
        <table:table-column table:style-name="co5" table:visibility="collapse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9" table:default-cell-style-name="ce32"/>
        <table:table-column table:style-name="co10" table:default-cell-style-name="ce46"/>
        <table:table-column table:style-name="co11" table:default-cell-style-name="ce32"/>
        <table:table-column table:style-name="co4" table:number-columns-repeated="1007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3999.9999999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.00000001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93" calcext:value-type="percentage">
            <text:p>4,73%</text:p>
          </table:table-cell>
          <table:table-cell table:formula="of:=[.Q8]+[.Q10]+[.Q11]" office:value-type="currency" office:currency="BRL" office:value="65700821.4636978" calcext:value-type="currency">
            <text:p>R$ 65.700.821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1999.9999999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5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7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7" calcext:value-type="currency">
            <text:p>R$ 5.020.565,56</text:p>
          </table:table-cell>
          <table:table-cell table:formula="of:=[.O4]-[.O13]+[.O12]" office:value-type="currency" office:currency="BRL" office:value="57793090.0000001" calcext:value-type="currency">
            <text:p>R$ 57.793.090,00</text:p>
          </table:table-cell>
          <table:table-cell table:formula="of:=[.O7]/[.B7]-1" office:value-type="percentage" office:value="0.0605793510974111" calcext:value-type="percentage">
            <text:p>6,06%</text:p>
          </table:table-cell>
          <table:table-cell table:formula="of:=[.Q4]-[.Q13]+[.Q12]" office:value-type="currency" office:currency="BRL" office:value="61466116.4636978" calcext:value-type="currency">
            <text:p>R$ 61.466.116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3999.9999999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.00000001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6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6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86" calcext:value-type="percentage">
            <text:p>5,29%</text:p>
          </table:table-cell>
          <table:table-cell table:formula="of:=([.Q10]*[.Q38])-[.Q10]+([.Q11]*[.Q38])-[.Q11]" office:value-type="currency" office:currency="BRL" office:value="43554477.1500918" calcext:value-type="currency">
            <text:p>R$ 43.554.477,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formula="of:=[.O9]*([.P4]+1)" office:value-type="currency" office:currency="BRL" office:value="18852159.766311" calcext:value-type="currency">
            <text:p>R$ 18.852.159,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formula="of:=[.Q9]*(1-[.Q23])" office:value-type="currency" office:currency="BRL" office:value="18586344.313606" calcext:value-type="currency">
            <text:p>R$ 18.586.344,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formula="of:=[.O11]" office:value-type="currency" office:currency="BRL" office:value="3560000" calcext:value-type="currency">
            <text:p>R$ 3.560.00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formula="of:=[.O12]" office:value-type="currency" office:currency="BRL" office:value="2180000" calcext:value-type="currency">
            <text:p>R$ 2.180.00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49.999999991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4.99999999" calcext:value-type="currency">
            <text:p>R$ 542.245,00</text:p>
          </table:table-cell>
          <table:table-cell table:style-name="ce42" table:formula="of:=[.N10]*([.N35]-[.N38])" office:value-type="currency" office:currency="BRL" office:value="542244.99999999" calcext:value-type="currency">
            <text:p>R$ 542.245,00</text:p>
          </table:table-cell>
          <table:table-cell table:formula="of:=SUM([.C13:.N13])" office:value-type="currency" office:currency="BRL" office:value="6414704.99999997" calcext:value-type="currency">
            <text:p>R$ 6.414.705,00</text:p>
          </table:table-cell>
          <table:table-cell table:style-name="ce45" table:formula="of:=[.O13]/[.B13]-1" office:value-type="percentage" office:value="-0.0471323529411803" calcext:value-type="percentage">
            <text:p>-4,71%</text:p>
          </table:table-cell>
          <table:table-cell table:formula="of:=[.O13]" office:value-type="currency" office:currency="BRL" office:value="6414704.99999997" calcext:value-type="currency">
            <text:p>R$ 6.414.705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237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4.9999999902" calcext:value-type="currency">
            <text:p>R$ 22.245,00</text:p>
          </table:table-cell>
          <table:table-cell table:style-name="ce42" table:formula="of:=[.N13]-[.N11]-[.N12]" office:value-type="currency" office:currency="BRL" office:value="22244.9999999902" calcext:value-type="currency">
            <text:p>R$ 22.245,00</text:p>
          </table:table-cell>
          <table:table-cell table:formula="of:=SUM([.C14:.N14])" office:value-type="currency" office:currency="BRL" office:value="674704.999999971" calcext:value-type="currency">
            <text:p>R$ 674.705,00</text:p>
          </table:table-cell>
          <table:table-cell table:style-name="ce57" table:formula="of:=[.O14]/[.B14]-1" office:value-type="percentage" office:value="-0.508232507288651" calcext:value-type="percentage">
            <text:p>-50,82%</text:p>
          </table:table-cell>
          <table:table-cell table:formula="of:=[.Q13]-[.Q11]-[.Q12]" office:value-type="currency" office:currency="BRL" office:value="674704.999999972" calcext:value-type="currency">
            <text:p>R$ 674.705,0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formula="of:=[.Q9]-[.Q10]" office:value-type="currency" office:currency="BRL" office:value="265815.452704985" calcext:value-type="currency">
            <text:p>R$ 265.815,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formula="of:=[.Q16]*[.Q21]" office:value-type="currency" office:currency="BRL" office:value="21265.2362163988" calcext:value-type="currency">
            <text:p>R$ 21.265,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88" calcext:value-type="currency">
            <text:p>R$ 346.200,00</text:p>
          </table:table-cell>
          <table:table-cell table:style-name="ce44" table:formula="of:=[.E18]+[.F14]" office:value-type="currency" office:currency="BRL" office:value="394278.333333322" calcext:value-type="currency">
            <text:p>R$ 394.278,33</text:p>
          </table:table-cell>
          <table:table-cell table:style-name="ce44" table:formula="of:=[.F18]+[.G14]" office:value-type="currency" office:currency="BRL" office:value="442356.666666655" calcext:value-type="currency">
            <text:p>R$ 442.356,67</text:p>
          </table:table-cell>
          <table:table-cell table:style-name="ce44" table:formula="of:=[.G18]+[.H14]" office:value-type="currency" office:currency="BRL" office:value="517934.999999988" calcext:value-type="currency">
            <text:p>R$ 517.935,00</text:p>
          </table:table-cell>
          <table:table-cell table:style-name="ce44" table:formula="of:=[.H18]+[.I14]" office:value-type="currency" office:currency="BRL" office:value="593513.333333322" calcext:value-type="currency">
            <text:p>R$ 593.513,33</text:p>
          </table:table-cell>
          <table:table-cell table:style-name="ce44" table:formula="of:=[.I18]+[.J14]" office:value-type="currency" office:currency="BRL" office:value="649091.666666655" calcext:value-type="currency">
            <text:p>R$ 649.091,67</text:p>
          </table:table-cell>
          <table:table-cell table:style-name="ce44" table:formula="of:=[.J18]+[.K14]" office:value-type="currency" office:currency="BRL" office:value="704669.999999988" calcext:value-type="currency">
            <text:p>R$ 704.670,00</text:p>
          </table:table-cell>
          <table:table-cell table:style-name="ce44" table:formula="of:=[.K18]+[.L14]" office:value-type="currency" office:currency="BRL" office:value="726914.999999988" calcext:value-type="currency">
            <text:p>R$ 726.915,00</text:p>
          </table:table-cell>
          <table:table-cell table:style-name="ce44" table:formula="of:=[.L18]+[.M14]" office:value-type="currency" office:currency="BRL" office:value="749159.999999978" calcext:value-type="currency">
            <text:p>R$ 749.160,00</text:p>
          </table:table-cell>
          <table:table-cell table:style-name="ce44" table:formula="of:=[.M18]+[.N14]" office:value-type="currency" office:currency="BRL" office:value="771404.999999969" calcext:value-type="currency">
            <text:p>R$ 771.405,00</text:p>
          </table:table-cell>
          <table:table-cell table:formula="of:=[.N18]-[.N19]" office:value-type="currency" office:currency="BRL" office:value="83078.9999999686" calcext:value-type="currency">
            <text:p>R$ 83.079,00</text:p>
          </table:table-cell>
          <table:table-cell table:style-name="ce57" table:formula="of:=[.O18]/[.B18]-1" office:value-type="percentage" office:value="-0.140858324715924" calcext:value-type="percentage">
            <text:p>-14,09%</text:p>
          </table:table-cell>
          <table:table-cell table:formula="of:=[.O18]" office:value-type="currency" office:currency="BRL" office:value="83078.9999999686" calcext:value-type="currency">
            <text:p>R$ 83.079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formula="of:=[.O19]" office:value-type="currency" office:currency="BRL" office:value="688326" calcext:value-type="currency">
            <text:p>R$ 688.326,00</text:p>
          </table:table-cell>
          <table:table-cell table:number-columns-repeated="1007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style-name="ce31" table:formula="of:=[.O21]" office:value-type="percentage" office:value="0.08" calcext:value-type="percentage">
            <text:p>8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style-name="ce31" table:formula="of:=[.O22]" office:value-type="percentage" office:value="0.07718" calcext:value-type="percentage">
            <text:p>7,7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4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style-name="ce31" table:formula="of:=[.O23]" office:value-type="percentage" office:value="0.0141" calcext:value-type="percentage">
            <text:p>1,41%</text:p>
          </table:table-cell>
          <table:table-cell table:number-columns-repeated="1007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2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1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7" calcext:value-type="percentage">
            <text:p>2,65%</text:p>
          </table:table-cell>
          <table:table-cell table:style-name="ce45" table:formula="of:=[.O25]-[.B25]" office:value-type="percentage" office:value="-0.00354913294621232" calcext:value-type="percentage">
            <text:p>-0,35%</text:p>
          </table:table-cell>
          <table:table-cell table:style-name="ce31" table:formula="of:=[.O25]" office:value-type="percentage" office:value="0.0264508670537877" calcext:value-type="percentage">
            <text:p>2,6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-[.B26]" office:value-type="percentage" office:value="-0.000833333333333299" calcext:value-type="percentage">
            <text:p>-0,08%</text:p>
          </table:table-cell>
          <table:table-cell table:style-name="ce31" table:formula="of:=[.O26]" office:value-type="percentage" office:value="0.0141666666666667" calcext:value-type="percentage">
            <text:p>1,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2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1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899" calcext:value-type="percentage">
            <text:p>-0,27%</text:p>
          </table:table-cell>
          <table:table-cell table:style-name="ce31" table:formula="of:=[.O27]" office:value-type="percentage" office:value="0.012284200387121" calcext:value-type="percentage">
            <text:p>1,2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3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3" calcext:value-type="percentage">
            <text:p>6,9158%</text:p>
          </table:table-cell>
          <table:table-cell table:style-name="ce6" table:formula="of:=[.$B$28]*(([.$B$4]/12)/[.G4])" office:value-type="percentage" office:value="0.0691579923349813" calcext:value-type="percentage">
            <text:p>6,92%</text:p>
          </table:table-cell>
          <table:table-cell table:style-name="ce45" table:formula="of:=[.$B$28]*(([.$B$4]/12)/[.H4])" office:value-type="percentage" office:value="0.0662089918942822" calcext:value-type="percentage">
            <text:p>6,62%</text:p>
          </table:table-cell>
          <table:table-cell table:style-name="ce6" table:formula="of:=[.$B$28]*(([.$B$4]/12)/[.I4])" office:value-type="percentage" office:value="0.0662089918942822" calcext:value-type="percentage">
            <text:p>6,62%</text:p>
          </table:table-cell>
          <table:table-cell table:style-name="ce45" table:formula="of:=[.$B$28]*(([.$B$4]/12)/[.J4])" office:value-type="percentage" office:value="0.065464589703043" calcext:value-type="percentage">
            <text:p>6,55%</text:p>
          </table:table-cell>
          <table:table-cell table:style-name="ce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6" calcext:value-type="percentage">
            <text:p>6,43%</text:p>
          </table:table-cell>
          <table:table-cell table:style-name="ce6" table:formula="of:=[.$B$28]*(([.$B$4]/12)/[.M4])" office:value-type="percentage" office:value="0.0642604328443176" calcext:value-type="percentage">
            <text:p>6,43%</text:p>
          </table:table-cell>
          <table:table-cell table:style-name="ce6" table:formula="of:=[.$B$28]*(([.$B$4]/12)/[.N4])" office:value-type="percentage" office:value="0.0642604328443176" calcext:value-type="percentage">
            <text:p>6,43%</text:p>
          </table:table-cell>
          <table:table-cell table:style-name="ce31" table:formula="of:=[.N28]" office:value-type="percentage" office:value="0.0642604328443176" calcext:value-type="percentage">
            <text:p>6,43%</text:p>
          </table:table-cell>
          <table:table-cell table:style-name="ce45" table:formula="of:=[.O28]-[.B28]" office:value-type="percentage" office:value="-0.00573956715568244" calcext:value-type="percentage">
            <text:p>-0,57%</text:p>
          </table:table-cell>
          <table:table-cell table:style-name="ce31" table:formula="of:=[.O28]" office:value-type="percentage" office:value="0.0642604328443176" calcext:value-type="percentage">
            <text:p>6,43%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style-name="ce31" table:formula="of:=[.O30]" office:value-type="percentage" office:value="0.55" calcext:value-type="percentage">
            <text:p>55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style-name="ce31" table:formula="of:=[.O31]" office:value-type="percentage" office:value="0.65" calcext:value-type="percentage">
            <text:p>65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style-name="ce31" table:formula="of:=[.O32]" office:value-type="percentage" office:value="0.55" calcext:value-type="percentage">
            <text:p>55,00%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style-name="ce38" table:formula="of:=[.O34]" office:value-type="float" office:value="0.7" calcext:value-type="float">
            <text:p>0,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99"/>
          <table:table-cell table:style-name="ce38" table:formula="of:=1/(1-[.$Q$34])" office:value-type="float" office:value="3.33333333333333" calcext:value-type="float">
            <text:p>3,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style-name="ce31" table:formula="of:=[.O37]" office:value-type="percentage" office:value="0.11" calcext:value-type="percentage">
            <text:p>11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63" calcext:value-type="percentage">
            <text:p>3,33%</text:p>
          </table:table-cell>
          <table:table-cell table:style-name="ce38" table:formula="of:=1/(1-[.Q34])*(1-[.Q37])" office:value-type="float" office:value="2.96666666666667" calcext:value-type="float">
            <text:p>2,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0:48:46.3488224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0T10:06:23.711806311</dc:date>
    <meta:editing-duration>PT11H7M59S</meta:editing-duration>
    <meta:editing-cycles>27</meta:editing-cycles>
    <meta:document-statistic meta:table-count="2" meta:cell-count="607" meta:object-count="0"/>
  </office:meta>
</office:document-meta>
</file>